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ExponentialDecay" table:style-name="ta1">
        <table:shapes>
          <draw:frame draw:z-index="0" draw:style-name="gr1" draw:text-style-name="P1" svg:width="15.999cm" svg:height="8.999cm" svg:x="9.483cm" svg:y="6.708cm">
            <draw:object draw:notify-on-update-of-ranges="ExponentialDecay.C1:ExponentialDecay.C1 ExponentialDecay.C2:ExponentialDecay.C3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Decay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$B$2]*(EXP(-[.A2]/5))"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$B$2]*(EXP(-[.A3]/5))" office:value-type="float" office:value="4.09365376538991" calcext:value-type="float">
            <text:p>4.093653765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$B$2]*(EXP(-[.A4]/5))" office:value-type="float" office:value="3.3516002301782" calcext:value-type="float">
            <text:p>3.351600230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$B$2]*(EXP(-[.A5]/5))" office:value-type="float" office:value="2.74405818047013" calcext:value-type="float">
            <text:p>2.74405818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$B$2]*(EXP(-[.A6]/5))" office:value-type="float" office:value="2.24664482058611" calcext:value-type="float">
            <text:p>2.2466448206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table:formula="of:=[.$B$2]*(EXP(-[.A7]/5))" office:value-type="float" office:value="1.83939720585721" calcext:value-type="float">
            <text:p>1.839397205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$B$2]*(EXP(-[.A8]/5))" office:value-type="float" office:value="1.50597105956101" calcext:value-type="float">
            <text:p>1.50597105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$B$2]*(EXP(-[.A9]/5))" office:value-type="float" office:value="1.23298481970803" calcext:value-type="float">
            <text:p>1.232984819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$B$2]*(EXP(-[.A10]/5))" office:value-type="float" office:value="1.00948258997328" calcext:value-type="float">
            <text:p>1.0094825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$B$2]*(EXP(-[.A11]/5))" office:value-type="float" office:value="0.826494441107933" calcext:value-type="float">
            <text:p>0.82649444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$B$2]*(EXP(-[.A12]/5))" office:value-type="float" office:value="0.676676416183063" calcext:value-type="float">
            <text:p>0.676676416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$B$2]*(EXP(-[.A13]/5))" office:value-type="float" office:value="0.554015791811669" calcext:value-type="float">
            <text:p>0.554015791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$B$2]*(EXP(-[.A14]/5))" office:value-type="float" office:value="0.453589766447063" calcext:value-type="float">
            <text:p>0.453589766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$B$2]*(EXP(-[.A15]/5))" office:value-type="float" office:value="0.371367891071669" calcext:value-type="float">
            <text:p>0.371367891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$B$2]*(EXP(-[.A16]/5))" office:value-type="float" office:value="0.30405031312609" calcext:value-type="float">
            <text:p>0.304050313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$B$2]*(EXP(-[.A17]/5))" office:value-type="float" office:value="0.24893534183932" calcext:value-type="float">
            <text:p>0.248935341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$B$2]*(EXP(-[.A18]/5))" office:value-type="float" office:value="0.203811019891831" calcext:value-type="float">
            <text:p>0.203811019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$B$2]*(EXP(-[.A19]/5))" office:value-type="float" office:value="0.16686634980163" calcext:value-type="float">
            <text:p>0.166866349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$B$2]*(EXP(-[.A20]/5))" office:value-type="float" office:value="0.136618612236463" calcext:value-type="float">
            <text:p>0.136618612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$B$2]*(EXP(-[.A21]/5))" office:value-type="float" office:value="0.111853859280828" calcext:value-type="float">
            <text:p>0.111853859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$B$2]*(EXP(-[.A22]/5))" office:value-type="float" office:value="0.0915781944436709" calcext:value-type="float">
            <text:p>0.091578194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$B$2]*(EXP(-[.A23]/5))" office:value-type="float" office:value="0.0749778841023885" calcext:value-type="float">
            <text:p>0.074977884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[.$B$2]*(EXP(-[.A24]/5))" office:value-type="float" office:value="0.0613866995153422" calcext:value-type="float">
            <text:p>0.061386699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[.$B$2]*(EXP(-[.A25]/5))" office:value-type="float" office:value="0.0502591787231679" calcext:value-type="float">
            <text:p>0.050259178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$B$2]*(EXP(-[.A26]/5))" office:value-type="float" office:value="0.0411487352451002" calcext:value-type="float">
            <text:p>0.041148735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$B$2]*(EXP(-[.A27]/5))" office:value-type="float" office:value="0.0336897349954273" calcext:value-type="float">
            <text:p>0.03368973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[.$B$2]*(EXP(-[.A28]/5))" office:value-type="float" office:value="0.0275828221038039" calcext:value-type="float">
            <text:p>0.027582822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formula="of:=[.$B$2]*(EXP(-[.A29]/5))" office:value-type="float" office:value="0.0225829047130633" calcext:value-type="float">
            <text:p>0.0225829047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$B$2]*(EXP(-[.A30]/5))" office:value-type="float" office:value="0.0184893185824147" calcext:value-type="float">
            <text:p>0.018489318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$B$2]*(EXP(-[.A31]/5))" office:value-type="float" office:value="0.0151377737268791" calcext:value-type="float">
            <text:p>0.015137773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$B$2]*(EXP(-[.A32]/5))" office:value-type="float" office:value="0.0123937608833318" calcext:value-type="float">
            <text:p>0.0123937609</text:p>
          </table:table-cell>
        </table:table-row>
      </table:table>
      <table:table table:name="learningRate Decay" table:style-name="ta1">
        <table:shapes>
          <draw:frame draw:z-index="0" draw:style-name="gr1" draw:text-style-name="P1" svg:width="15.999cm" svg:height="8.999cm" svg:x="8.112cm" svg:y="9.003cm">
            <draw:object draw:notify-on-update-of-ranges="'learningRate Decay'.C1:'learningRate Decay'.C1 'learningRate Decay'.C2:'learningRate Decay'.C3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iteration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Decay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formula="of:=[.$B$2]*(EXP(-[.A2]/5))" office:value-type="float" office:value="0.9" calcext:value-type="float">
            <text:p>0.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formula="of:=[.$B$2]*(EXP(-[.A3]/5))" office:value-type="float" office:value="0.736857677770184" calcext:value-type="float">
            <text:p>0.736857677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table:formula="of:=[.$B$2]*(EXP(-[.A4]/5))" office:value-type="float" office:value="0.603288041432075" calcext:value-type="float">
            <text:p>0.603288041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formula="of:=[.$B$2]*(EXP(-[.A5]/5))" office:value-type="float" office:value="0.493930472484624" calcext:value-type="float">
            <text:p>0.493930472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formula="of:=[.$B$2]*(EXP(-[.A6]/5))" office:value-type="float" office:value="0.404396067705499" calcext:value-type="float">
            <text:p>0.404396067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table:formula="of:=[.$B$2]*(EXP(-[.A7]/5))" office:value-type="float" office:value="0.331091497054298" calcext:value-type="float">
            <text:p>0.331091497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table:formula="of:=[.$B$2]*(EXP(-[.A8]/5))" office:value-type="float" office:value="0.271074790720982" calcext:value-type="float">
            <text:p>0.271074790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table:formula="of:=[.$B$2]*(EXP(-[.A9]/5))" office:value-type="float" office:value="0.221937267547446" calcext:value-type="float">
            <text:p>0.221937267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formula="of:=[.$B$2]*(EXP(-[.A10]/5))" office:value-type="float" office:value="0.18170686619519" calcext:value-type="float">
            <text:p>0.181706866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table:formula="of:=[.$B$2]*(EXP(-[.A11]/5))" office:value-type="float" office:value="0.148768999399428" calcext:value-type="float">
            <text:p>0.148768999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table:formula="of:=[.$B$2]*(EXP(-[.A12]/5))" office:value-type="float" office:value="0.121801754912951" calcext:value-type="float">
            <text:p>0.121801754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table:formula="of:=[.$B$2]*(EXP(-[.A13]/5))" office:value-type="float" office:value="0.0997228425261005" calcext:value-type="float">
            <text:p>0.099722842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table:formula="of:=[.$B$2]*(EXP(-[.A14]/5))" office:value-type="float" office:value="0.0816461579604713" calcext:value-type="float">
            <text:p>0.08164615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table:formula="of:=[.$B$2]*(EXP(-[.A15]/5))" office:value-type="float" office:value="0.0668462203929005" calcext:value-type="float">
            <text:p>0.066846220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table:formula="of:=[.$B$2]*(EXP(-[.A16]/5))" office:value-type="float" office:value="0.0547290563626962" calcext:value-type="float">
            <text:p>0.054729056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table:formula="of:=[.$B$2]*(EXP(-[.A17]/5))" office:value-type="float" office:value="0.0448083615310776" calcext:value-type="float">
            <text:p>0.044808361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.9</text:p>
          </table:table-cell>
          <table:table-cell table:formula="of:=[.$B$2]*(EXP(-[.A18]/5))" office:value-type="float" office:value="0.0366859835805296" calcext:value-type="float">
            <text:p>0.036685983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.9</text:p>
          </table:table-cell>
          <table:table-cell table:formula="of:=[.$B$2]*(EXP(-[.A19]/5))" office:value-type="float" office:value="0.0300359429642935" calcext:value-type="float">
            <text:p>0.03003594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table:formula="of:=[.$B$2]*(EXP(-[.A20]/5))" office:value-type="float" office:value="0.0245913502025633" calcext:value-type="float">
            <text:p>0.024591350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9" calcext:value-type="float">
            <text:p>0.9</text:p>
          </table:table-cell>
          <table:table-cell table:formula="of:=[.$B$2]*(EXP(-[.A21]/5))" office:value-type="float" office:value="0.020133694670549" calcext:value-type="float">
            <text:p>0.020133694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table:formula="of:=[.$B$2]*(EXP(-[.A22]/5))" office:value-type="float" office:value="0.0164840749998608" calcext:value-type="float">
            <text:p>0.01648407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.9" calcext:value-type="float">
            <text:p>0.9</text:p>
          </table:table-cell>
          <table:table-cell table:formula="of:=[.$B$2]*(EXP(-[.A23]/5))" office:value-type="float" office:value="0.0134960191384299" calcext:value-type="float">
            <text:p>0.013496019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.9" calcext:value-type="float">
            <text:p>0.9</text:p>
          </table:table-cell>
          <table:table-cell table:formula="of:=[.$B$2]*(EXP(-[.A24]/5))" office:value-type="float" office:value="0.0110496059127616" calcext:value-type="float">
            <text:p>0.0110496059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.9" calcext:value-type="float">
            <text:p>0.9</text:p>
          </table:table-cell>
          <table:table-cell table:formula="of:=[.$B$2]*(EXP(-[.A25]/5))" office:value-type="float" office:value="0.00904665217017023" calcext:value-type="float">
            <text:p>0.009046652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.9" calcext:value-type="float">
            <text:p>0.9</text:p>
          </table:table-cell>
          <table:table-cell table:formula="of:=[.$B$2]*(EXP(-[.A26]/5))" office:value-type="float" office:value="0.00740677234411803" calcext:value-type="float">
            <text:p>0.0074067723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9" calcext:value-type="float">
            <text:p>0.9</text:p>
          </table:table-cell>
          <table:table-cell table:formula="of:=[.$B$2]*(EXP(-[.A27]/5))" office:value-type="float" office:value="0.00606415229917692" calcext:value-type="float">
            <text:p>0.006064152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table:formula="of:=[.$B$2]*(EXP(-[.A28]/5))" office:value-type="float" office:value="0.00496490797868469" calcext:value-type="float">
            <text:p>0.004964908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.9" calcext:value-type="float">
            <text:p>0.9</text:p>
          </table:table-cell>
          <table:table-cell table:formula="of:=[.$B$2]*(EXP(-[.A29]/5))" office:value-type="float" office:value="0.0040649228483514" calcext:value-type="float">
            <text:p>0.004064922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.9" calcext:value-type="float">
            <text:p>0.9</text:p>
          </table:table-cell>
          <table:table-cell table:formula="of:=[.$B$2]*(EXP(-[.A30]/5))" office:value-type="float" office:value="0.00332807734483464" calcext:value-type="float">
            <text:p>0.003328077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.9" calcext:value-type="float">
            <text:p>0.9</text:p>
          </table:table-cell>
          <table:table-cell table:formula="of:=[.$B$2]*(EXP(-[.A31]/5))" office:value-type="float" office:value="0.00272479927083823" calcext:value-type="float">
            <text:p>0.002724799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.9</text:p>
          </table:table-cell>
          <table:table-cell table:formula="of:=[.$B$2]*(EXP(-[.A32]/5))" office:value-type="float" office:value="0.00223087695899972" calcext:value-type="float">
            <text:p>0.0022308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8">00/00/0000</text:date>, <text:time style:data-style-name="N2" text:time-value="11:49:15.5012015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9:30:24.645849913</meta:creation-date>
    <dc:date>2017-07-08T11:49:38.822173570</dc:date>
    <meta:editing-duration>PT19H35M37S</meta:editing-duration>
    <meta:editing-cycles>7</meta:editing-cycles>
    <meta:generator>LibreOffice/4.2.8.2$Linux_X86_64 LibreOffice_project/420m0$Build-2</meta:generator>
    <meta:document-statistic meta:table-count="2" meta:cell-count="1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67cm" svg:y="4.177cm" style:legend-expansion="high" chart:style-name="ch2"/>
        <chart:plot-area chart:style-name="ch3" table:cell-range-address="ExponentialDecay.C1:ExponentialDecay.C32" chart:data-source-has-labels="row" svg:x="0.32cm" svg:y="0.18cm" svg:width="12.927cm" svg:height="8.64cm">
          <chartooo:coordinate-region svg:x="0.773cm" svg:y="0.403cm" svg:width="12.271cm" svg:height="7.7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xponentialDecay.C2:ExponentialDecay.C32" chart:label-cell-address="ExponentialDecay.C1:ExponentialDecay.C1" chart:class="chart:line"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cay</text:p>
                <draw:g>
                  <svg:desc>ExponentialDecay.C1:ExponentialDecay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ExponentialDecay.C2:ExponentialDecay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09365376538991">
                <text:p>4.09365376538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516002301782">
                <text:p>3.35160023017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4405818047013">
                <text:p>2.744058180470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4664482058611">
                <text:p>2.246644820586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3939720585721">
                <text:p>1.839397205857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0597105956101">
                <text:p>1.50597105956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3298481970803">
                <text:p>1.232984819708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948258997328">
                <text:p>1.009482589973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6494441107933">
                <text:p>0.8264944411079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76676416183063">
                <text:p>0.6766764161830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4015791811669">
                <text:p>0.5540157918116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53589766447063">
                <text:p>0.4535897664470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71367891071669">
                <text:p>0.3713678910716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0405031312609">
                <text:p>0.304050313126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893534183932">
                <text:p>0.248935341839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03811019891831">
                <text:p>0.203811019891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6686634980163">
                <text:p>0.166866349801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6618612236463">
                <text:p>0.1366186122364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1853859280828">
                <text:p>0.1118538592808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15781944436709">
                <text:p>0.09157819444367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49778841023885">
                <text:p>0.07497788410238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613866995153422">
                <text:p>0.06138669951534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02591787231679">
                <text:p>0.05025917872316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11487352451002">
                <text:p>0.04114873524510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36897349954273">
                <text:p>0.03368973499542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75828221038039">
                <text:p>0.02758282210380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25829047130633">
                <text:p>0.02258290471306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84893185824147">
                <text:p>0.01848931858241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51377737268791">
                <text:p>0.01513777372687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23937608833318">
                <text:p>0.01239376088333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67cm" svg:y="4.177cm" style:legend-expansion="high" chart:style-name="ch2"/>
        <chart:plot-area chart:style-name="ch3" table:cell-range-address="'learningRate Decay'.C1:'learningRate Decay'.C32" chart:data-source-has-labels="row" svg:x="0.32cm" svg:y="0.18cm" svg:width="12.927cm" svg:height="8.64cm">
          <chartooo:coordinate-region svg:x="1.095cm" svg:y="0.403cm" svg:width="11.949cm" svg:height="7.2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earningRate Decay'.C2:'learningRate Decay'.C32" chart:label-cell-address="'learningRate Decay'.C1:'learningRate Decay'.C1" chart:class="chart:line"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cay</text:p>
                <draw:g>
                  <svg:desc>'learningRate Decay'.C1:'learningRate Decay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">
                <text:p>0.9</text:p>
                <draw:g>
                  <svg:desc>'learningRate Decay'.C2:'learningRate Decay'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36857677770184">
                <text:p>0.7368576777701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03288041432075">
                <text:p>0.6032880414320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93930472484624">
                <text:p>0.4939304724846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04396067705499">
                <text:p>0.4043960677054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1091497054298">
                <text:p>0.331091497054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1074790720982">
                <text:p>0.2710747907209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1937267547446">
                <text:p>0.2219372675474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170686619519">
                <text:p>0.181706866195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8768999399428">
                <text:p>0.1487689993994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1801754912951">
                <text:p>0.1218017549129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97228425261005">
                <text:p>0.0997228425261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16461579604713">
                <text:p>0.08164615796047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68462203929005">
                <text:p>0.0668462203929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47290563626962">
                <text:p>0.05472905636269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48083615310776">
                <text:p>0.04480836153107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66859835805296">
                <text:p>0.03668598358052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00359429642935">
                <text:p>0.03003594296429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45913502025633">
                <text:p>0.02459135020256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0133694670549">
                <text:p>0.020133694670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64840749998608">
                <text:p>0.01648407499986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34960191384299">
                <text:p>0.01349601913842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10496059127616">
                <text:p>0.01104960591276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904665217017023">
                <text:p>0.009046652170170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40677234411803">
                <text:p>0.007406772344118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606415229917692">
                <text:p>0.006064152299176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496490797868469">
                <text:p>0.004964907978684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40649228483514">
                <text:p>0.00406492284835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332807734483464">
                <text:p>0.003328077344834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72479927083823">
                <text:p>0.002724799270838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23087695899972">
                <text:p>0.002230876958999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